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ans" fo:font-size="12pt" officeooo:rsid="00018383" officeooo:paragraph-rsid="00018383" style:font-size-asian="12pt" style:font-size-complex="12pt"/>
    </style:style>
    <style:style style:name="P2" style:family="paragraph" style:parent-style-name="Standard">
      <style:text-properties style:font-name="Liberation Sans" fo:font-size="12pt" officeooo:rsid="00018383" officeooo:paragraph-rsid="0005ce7f" style:font-size-asian="12pt" style:font-size-complex="12pt"/>
    </style:style>
    <style:style style:name="P3" style:family="paragraph" style:parent-style-name="Standard">
      <style:text-properties style:font-name="Liberation Sans" fo:font-size="12pt" officeooo:rsid="00018383" officeooo:paragraph-rsid="00018383" style:font-size-asian="12pt" style:font-size-complex="12pt"/>
    </style:style>
    <style:style style:name="P4" style:family="paragraph" style:parent-style-name="Standard">
      <style:text-properties style:font-name="Liberation Sans" fo:font-size="12pt" officeooo:rsid="000dc7f4" officeooo:paragraph-rsid="000dc7f4" style:font-size-asian="12pt" style:font-size-complex="12pt"/>
    </style:style>
    <style:style style:name="P5" style:family="paragraph" style:parent-style-name="Standard">
      <style:text-properties officeooo:rsid="00018383" officeooo:paragraph-rsid="00018383"/>
    </style:style>
    <style:style style:name="P6" style:family="paragraph" style:parent-style-name="Standard">
      <style:text-properties style:font-name="Liberation Sans" officeooo:rsid="00018383" officeooo:paragraph-rsid="00018383"/>
    </style:style>
    <style:style style:name="P7" style:family="paragraph" style:parent-style-name="Standard">
      <style:text-properties style:font-name="Liberation Sans" officeooo:rsid="00018383" officeooo:paragraph-rsid="0036a48c"/>
    </style:style>
    <style:style style:name="P8" style:family="paragraph" style:parent-style-name="Standard">
      <style:text-properties style:font-name="Liberation Sans" officeooo:rsid="00018383" officeooo:paragraph-rsid="0038a163"/>
    </style:style>
    <style:style style:name="P9" style:family="paragraph" style:parent-style-name="Standard">
      <style:text-properties style:font-name="Liberation Sans" officeooo:rsid="00018383" officeooo:paragraph-rsid="003ee9f6"/>
    </style:style>
    <style:style style:name="P10" style:family="paragraph" style:parent-style-name="Standard">
      <style:text-properties style:font-name="Liberation Sans" officeooo:rsid="0038a163" officeooo:paragraph-rsid="0038a163"/>
    </style:style>
    <style:style style:name="P11" style:family="paragraph" style:parent-style-name="Standard">
      <style:text-properties style:font-name="Liberation Sans" officeooo:rsid="0039ee5e" officeooo:paragraph-rsid="0039ee5e"/>
    </style:style>
    <style:style style:name="T1" style:family="text">
      <style:text-properties officeooo:rsid="00034f83"/>
    </style:style>
    <style:style style:name="T2" style:family="text">
      <style:text-properties officeooo:rsid="0004e948"/>
    </style:style>
    <style:style style:name="T3" style:family="text">
      <style:text-properties officeooo:rsid="0005ce7f"/>
    </style:style>
    <style:style style:name="T4" style:family="text">
      <style:text-properties officeooo:rsid="000755c4"/>
    </style:style>
    <style:style style:name="T5" style:family="text">
      <style:text-properties officeooo:rsid="00088e50"/>
    </style:style>
    <style:style style:name="T6" style:family="text">
      <style:text-properties officeooo:rsid="000c3f52"/>
    </style:style>
    <style:style style:name="T7" style:family="text">
      <style:text-properties officeooo:rsid="000dc7f4"/>
    </style:style>
    <style:style style:name="T8" style:family="text">
      <style:text-properties officeooo:rsid="000f9e44"/>
    </style:style>
    <style:style style:name="T9" style:family="text">
      <style:text-properties officeooo:rsid="000fb3e0"/>
    </style:style>
    <style:style style:name="T10" style:family="text">
      <style:text-properties officeooo:rsid="000fc33f"/>
    </style:style>
    <style:style style:name="T11" style:family="text">
      <style:text-properties officeooo:rsid="0011252b"/>
    </style:style>
    <style:style style:name="T12" style:family="text">
      <style:text-properties officeooo:rsid="00127541"/>
    </style:style>
    <style:style style:name="T13" style:family="text">
      <style:text-properties officeooo:rsid="0012b5ec"/>
    </style:style>
    <style:style style:name="T14" style:family="text">
      <style:text-properties officeooo:rsid="001579f2"/>
    </style:style>
    <style:style style:name="T15" style:family="text">
      <style:text-properties officeooo:rsid="0016e4f8"/>
    </style:style>
    <style:style style:name="T16" style:family="text">
      <style:text-properties officeooo:rsid="0017ab26"/>
    </style:style>
    <style:style style:name="T17" style:family="text">
      <style:text-properties officeooo:rsid="001c11e3"/>
    </style:style>
    <style:style style:name="T18" style:family="text">
      <style:text-properties officeooo:rsid="001e214b"/>
    </style:style>
    <style:style style:name="T19" style:family="text">
      <style:text-properties officeooo:rsid="001e3a98"/>
    </style:style>
    <style:style style:name="T20" style:family="text">
      <style:text-properties officeooo:rsid="001f5cd8"/>
    </style:style>
    <style:style style:name="T21" style:family="text">
      <style:text-properties officeooo:rsid="0020ec68"/>
    </style:style>
    <style:style style:name="T22" style:family="text">
      <style:text-properties officeooo:rsid="002192ed"/>
    </style:style>
    <style:style style:name="T23" style:family="text">
      <style:text-properties style:font-name="Liberation Sans" fo:font-size="12pt" style:font-size-asian="12pt" style:font-size-complex="12pt"/>
    </style:style>
    <style:style style:name="T24" style:family="text">
      <style:text-properties style:font-name="Liberation Sans"/>
    </style:style>
    <style:style style:name="T25" style:family="text">
      <style:text-properties officeooo:rsid="00221ab5"/>
    </style:style>
    <style:style style:name="T26" style:family="text">
      <style:text-properties officeooo:rsid="00244780"/>
    </style:style>
    <style:style style:name="T27" style:family="text">
      <style:text-properties officeooo:rsid="0028bbd5"/>
    </style:style>
    <style:style style:name="T28" style:family="text">
      <style:text-properties officeooo:rsid="00296057"/>
    </style:style>
    <style:style style:name="T29" style:family="text">
      <style:text-properties officeooo:rsid="002ac0c7"/>
    </style:style>
    <style:style style:name="T30" style:family="text">
      <style:text-properties officeooo:rsid="002d0991"/>
    </style:style>
    <style:style style:name="T31" style:family="text">
      <style:text-properties officeooo:rsid="002fddcd"/>
    </style:style>
    <style:style style:name="T32" style:family="text">
      <style:text-properties officeooo:rsid="003465db"/>
    </style:style>
    <style:style style:name="T33" style:family="text">
      <style:text-properties officeooo:rsid="00350a19"/>
    </style:style>
    <style:style style:name="T34" style:family="text">
      <style:text-properties officeooo:rsid="0035179b"/>
    </style:style>
    <style:style style:name="T35" style:family="text">
      <style:text-properties officeooo:rsid="00378f01"/>
    </style:style>
    <style:style style:name="T36" style:family="text">
      <style:text-properties officeooo:rsid="003b437f"/>
    </style:style>
    <style:style style:name="T37" style:family="text">
      <style:text-properties officeooo:rsid="003ee9f6"/>
    </style:style>
    <style:style style:name="T38" style:family="text">
      <style:text-properties officeooo:rsid="0040e2e7"/>
    </style:style>
    <style:style style:name="T39" style:family="text">
      <style:text-properties officeooo:rsid="0042b3cf"/>
    </style:style>
    <style:style style:name="T40" style:family="text">
      <style:text-properties officeooo:rsid="00430381"/>
    </style:style>
    <style:style style:name="T41" style:family="text">
      <style:text-properties officeooo:rsid="0043648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ock(smile) : "oh..um..hi Ash.."</text:p>
      <text:p text:style-name="P1">Ash(extremely grave) : "why is it so Brock,that i find there's 3 particular names among which 1 is extremely extremely important to you as if for this NAME you have a</text:p>
      <text:p text:style-name="P1">bit too much,a bit too desparate,a bit too intense,a bit too.."</text:p>
      <text:p text:style-name="P1">Brock(laugh) : "man,please after the whole day why again,it was a mistake,you know as well then that your rounds which you told us earlier was only intuitive to you as well..and.."</text:p>
      <text:p text:style-name="P1">Ash(laugh) : "i told you a d.. l... r..?"</text:p>
      <text:p text:style-name="P1">Brock(sigh) : "i not much later came to know that you saved me actually.."</text:p>
      <text:p text:style-name="P1">Ash(frown) : "later?later?why is it so o Brocko that i've found people being obsessed with a particular word "BEST" are a bit too emotional,bit too on the edge,bit too.."</text:p>
      <text:p text:style-name="P1">Brock(sigh) : "Ash,please stop it.i know you did your rounds obsessively to a point where now if asked you just.."</text:p>
      <text:p text:style-name="P1">Ash(smile) : "sweet sweet Brock,have you seen that just like you.."</text:p>
      <text:p text:style-name="P1">Brock<text:span text:style-name="T1">(sigh)</text:span> : "yeah,alright, don't get so excited,yes cong.."</text:p>
      <text:p text:style-name="P1">Ash(smile) : "sweet sweet.."</text:p>
      <text:p text:style-name="P1">Brock(sigh) : "Man,you need rest..ok,ok,you need to spend many months only with Misty in a secluded place and that i shouldn't have ever disturbed you yesterday.."</text:p>
      <text:p text:style-name="P1">Ash(scowl) : "was that <text:span text:style-name="T2">the rematch challenge</text:span> Brock?"</text:p>
      <text:p text:style-name="P1">Brock(sigh) : "fine..we should've ever known that you and Misty got married the very moment you two met each other,and i having just come along afterwards should've</text:p>
      <text:p text:style-name="P1">been the very first one to stand up and declare it when time came..</text:p>
      <text:p text:style-name="P1">Ash(grave) : "your coming with me immediately to Viridian Forest lake,NOW,just phone home say you'll be late"</text:p>
      <text:p text:style-name="P2">Brock : "hey.."</text:p>
      <text:p text:style-name="P2">Ash(frown) : "<text:span text:style-name="T4">Giratina</text:span>"<text:span text:style-name="T3">(Giratina comes and pesters Brock for a few minutes and shows hallucinations of Karapaskar Forest for a bit)</text:span></text:p>
      <text:p text:style-name="P1">Brock<text:span text:style-name="T5">(laugh)</text:span> : "<text:span text:style-name="T5">man,let this brat off</text:span>.."</text:p>
      <text:p text:style-name="P1">Ash(smile) : "Brocko,Brocko,Brocko,you don't want to play games again do you? i played a great match with Trace in the morning that his great grandchildren will love to recall,comply or the result won't be very sweet"</text:p>
      <text:p text:style-name="P1">Brock(sigh) : "alright come on.."</text:p>
      <text:p text:style-name="P1">.....<text:span text:style-name="T6">(Brock and Ash reaches Viridan Forest Lake on Hydreigon)..</text:span></text:p>
      <text:p text:style-name="P1">Misty(smile) : "hi,Brock(laugh) Brock he's Ash,our little pal..sit down.."</text:p>
      <text:p text:style-name="P1">Brock(looking at Ash) : "he doesn't look so little any more <text:span text:style-name="T7">with these 6 damn brats(Misty laughs,then Giratina,Ultranercozma,Latios,Hydreigon,Palkia and Kyurem all pesters Brock for 10 minutes then they go off)</text:span>"</text:p>
      <text:p text:style-name="P4">Ash(frown) : “that’s WELCOME Brock,comply or else..(Misty bursts into laughter,Brock laughs shaking his head)..”</text:p>
      <text:p text:style-name="P4">Brock(laugh) : “man,please first get these brats tamed properly(Brock and Misty laughs)..”</text:p>
      <text:p text:style-name="P1">Ash(smile) : "<text:span text:style-name="T8">yeah,i get you but </text:span>Brock do you.."</text:p>
      <text:p text:style-name="P1">Brock(sigh) : "Ash,please,i know what you're trying to get to and Misty only came <text:span text:style-name="T9">here </text:span>cause you’r<text:span text:style-name="T9">e</text:span> not in a good condition<text:span text:style-name="T9">(Misty bursts into laughter)</text:span>,<text:span text:style-name="T10">Misty please help your hubby pest is dangerous(Misty uncontrollably laughs)..(sigh),no hope then(Misty laughs even more)..</text:span>Ash we're sorry, alright,you made our day this morning for the rest of our lives, things happen.."</text:p>
      <text:p text:style-name="P1">Ash(smile) : "like i was (Misty frowns at Ash)NOT RIGHT?"</text:p>
      <text:p text:style-name="P1">Brock(sigh) : "alright, alright,I'll talk with Misty and you'll just watch over if i somehow was rude to her,if i'm shoot me all you want(Misty laughs) it's not funny Misty,your husband is hellbent on proving to everyone that he was right about you and viseversa and so unless we really confess it the umpteenth and another time,he'll not desist <text:span text:style-name="T11">and neither that Giratina</text:span>(Misty brusts into laughter) and if we don't comply <text:span text:style-name="T12">all the 107 brats will be set upon </text:span><text:soft-page-break/>us who would pester and fon<text:span text:style-name="T13">d</text:span>le us to our next life sooner than we would like(Misty <text:span text:style-name="T14">in tears laughing</text:span>) Please Ash,i didn't say anything wrong"</text:p>
      <text:p text:style-name="P1">Ash(smile) : "sweet,sweet Brock.."</text:p>
      <text:p text:style-name="P1">Misty(laughing) : "Brock,you guys are so afraid of him all the time,he just wants to go to honeymoon as quickly as he can..this is this first place where we met,and i told him to see if he could get you which he happily obliged"</text:p>
      <text:p text:style-name="P1">Brock<text:span text:style-name="T15">(sigh)</text:span> : "at this.."</text:p>
      <text:p text:style-name="P1">Ash(<text:span text:style-name="T16">frown</text:span>) : "<text:span text:style-name="T16">Violet</text:span> already knows <text:span text:style-name="T16">her hubby is suspiciously at forest at 21:15 OUT OF SCHEDULE AND NEED(Misty bursts into laughter,Brock shakes his head laughing)..</text:span>Brock what was it that you were insi.."</text:p>
      <text:p text:style-name="P1">Misty(<text:span text:style-name="T17">laughing</text:span>) : "Ash,i'll talk remember"</text:p>
      <text:p text:style-name="P1">Ash(sigh) : "alright but(smile) sweet sweet..(Misty again laughs)"</text:p>
      <text:p text:style-name="P1">Brock(sigh) : "Ash,really, you're just too playful all the time,i didn't insinuate anything"</text:p>
      <text:p text:style-name="P1">Ash(smile) : "you didn.."</text:p>
      <text:p text:style-name="P1">Misty(laugh) : "Ash,i got this,ok?he wants to prove he's not the best choice but forever is the choice that is we are ever like this- like I'm Ash and He's Misty, Soulmates,one</text:p>
      <text:p text:style-name="P1">entity appearing as two to each other...but in between according to him some friends didn't help him byagreeing to look after the Gym,and that is especially you since you had been a gym leader and Cerulian provided ample opportunities for your studies"</text:p>
      <text:p text:style-name="P1">Ash(frown) : "and.."</text:p>
      <text:p text:style-name="P1">Misty(laugh) : "he's saying that rock vs water type was no excuse for someone like you who had more than enough aptitude and knowledge <text:span text:style-name="T18">and Swampet and Toxicroak and Ludicolo of all pokemons who is(laugh) half a step away from insanity but has stagnated there cause he was fed neivety for too long for his well being(laugh,Brock shakes his head laughing)</text:span>"</text:p>
      <text:p text:style-name="P1">Brock(sigh) : "Ash,i had my personal issues then <text:span text:style-name="T19">and you yourself sent letters around and involved my whole family(laugh,Misty laughs)</text:span>,i'm <text:span text:style-name="T19">very</text:span> sorry <text:span text:style-name="T19">for the involved in-your-words most beautiful men(Misty laughs) </text:span>and no no repercussion has taken place from our mistakes <text:span text:style-name="T20">to you but you’ve brainwashhed them with Gengarian philosphy of life ingrained in Palkian lie detection as lifestyle while these two appears to a person if he’s leading a Salamencian life(laugh,Misty bursts into laughter) now whole world including me have to tolerate those brats with their Gengarian philosophies and possiblity of namig their future so(Misty uncontrollbaly laughs)</text:span> for a long time and you just enjoy your honeymoon with Misty it's all chill"</text:p>
      <text:p text:style-name="P1">Ash(scowl) : "but i'm the BEST.."</text:p>
      <text:p text:style-name="P1">Brock(sight) : "alright,i'll give the rigourous.."</text:p>
      <text:p text:style-name="P1">Ash(frown) : "bash the Vultures(Misty laughs) for me and f..(Misty frowns : "Ash!").. whatever,just bash Cerulian Vultures (Misty brusts out in laughter)"</text:p>
      <text:p text:style-name="P1">Brock<text:span text:style-name="T21">(sigh)</text:span> : "you two little brats have always pestered me to death(Misty laughs even more)Misty,cut it he's going to <text:span text:style-name="T22">partially</text:span> devour me up <text:span text:style-name="T22">the rest would be left for these 6 brats</text:span> unless you help(Misty tears out of laughter)(sigh)Ash,those two terms.."</text:p>
      <text:p text:style-name="P5"><text:span text:style-name="T23">Ash(frowns) : "Vulture is anyone who tries to portray that i'm a playboy and all my antics are deceit like if i'm </text:span><text:span text:style-name="T24">drinking a glass of water its not because of the fact thati'm thirsty,but its a ploy to actually get something else"</text:span></text:p>
      <text:p text:style-name="P6">Brock(sigh, concern) : "Ash,we're sorry we beli.."</text:p>
      <text:p text:style-name="P6">Ash(smile) : "you bel.."</text:p>
      <text:p text:style-name="P6">Misty(frowns at Ash) : "Ash!beat it,i'm here"</text:p>
      <text:p text:style-name="P6">Ash(whinning) : "my <text:span text:style-name="T22">sweet</text:span> flower was.."</text:p>
      <text:p text:style-name="P6">Misty(sigh) : "Ash, it's alright..cut it"</text:p>
      <text:p text:style-name="P6">Brock(smile) : "No,Ash,you really were right,none..um..only..um(Misty laughs)..alright,you and your flower were always together but a suddenly a herd of vultures flown too quickly (Misty again brusts into laughter)Misty,please help me on this..(Misty laughs <text:soft-page-break/>uncontrollably)(sigh) anyway.. flown too quickly towards Cerulian causing a little gust<text:span text:style-name="T25">(Misty in tears and fits of laughter)</text:span> which for a very short time span that went away before anybody even could realize,only giving you and your flower a little bit of illusion that you weren't as cl..um..(Misty brusts into laughter once more) a little bit closure wasn't immediately needed(Misty laughs) but as soon as it went you and your flower were again together and you didn't ever even notice that you weren't at..umm(Misty laughs <text:span text:style-name="T26">u</text:span>ncontrollably)..anyhow you never even had the throught that you didn't have to be..umm(Misty laughs)..you didn't ever thought that you don't have to be closer to your</text:p>
      <text:p text:style-name="P6">flower..which is you and your flower always only wants toget closer and closer..(Misty laughs)..happy?"</text:p>
      <text:p text:style-name="P6">Ash(frown) : "Cerulian means all the brats that had the audacity to challenge my flower uttering the word "challenge" and all those who ever went there with the scant thought of trying to even look at my flower(Misty brusts into laughter) or those who ever said a bad word about my flower must be immediately with their godforsaken families packed off to hell(Misty laughs)"</text:p>
      <text:p text:style-name="P6">Brock(sigh) : "all right..Misty,please make sure the destination is absolutely empty including the sky <text:span text:style-name="T27">cause he and his brats will be happier in dense populted area</text:span>(Misty brusts into laughter again)..the Vultures went to the Cerulian to..alright The Vultures flew from Cerulian to Cerulian (Misty laughs) in a cyclic way<text:span text:style-name="T28">(Misty uncontrollably laughs,tears)</text:span> that never created an illusion in your mind that you had to be not getting more close to your flower..(Misty brusts into laughter)..happy.."</text:p>
      <text:p text:style-name="P6">Ash(<text:span text:style-name="T29">frown</text:span>) : "why is it so Brock that i've found Viridian had the audacity to put a bike in that damned centre where you work-a bike that came with this illusion that me and my flower had to be parting?(Misty again laughs)"</text:p>
      <text:p text:style-name="P6">Brock(sigh) : "Ash,please,may you with your flower be always blessed,let me go Man,please(Misty brusts into laughter)"</text:p>
      <text:p text:style-name="P6">Ash(scoff) : "was that a threat Brock?(Misty laughs) that we're not always blessed,not.."</text:p>
      <text:p text:style-name="P6">Brock(sigh) : "Ash,please!it's our mistake that we ever thought there were two different things called Ash and Misty as there really isn't and now we're so happy to know</text:p>
      <text:p text:style-name="P6">that..(Misty giggles)"</text:p>
      <text:p text:style-name="P6">Misty(smile) : "you just made our day Brock,thanks"</text:p>
      <text:p text:style-name="P6">Brock(sigh) : "thanks Misty..uh,God saved me today(Misty brusts into laughter)"</text:p>
      <text:p text:style-name="P6">Ash(smile) : "sweet sweet Brock.."</text:p>
      <text:p text:style-name="P6">Brock<text:span text:style-name="T30">(sigh)</text:span> : "Misty,take him to honeymoon as quickly as possible and don't return before a year(Misty brusts into laughter again) and be always with him..(smile)..am I</text:p>
      <text:p text:style-name="P6">wrong Ash?"</text:p>
      <text:p text:style-name="P6">Ash(laugh) : "not at all, thanks man,have dinner here"</text:p>
      <text:p text:style-name="P6">Brock(smile) : "thanks but.."</text:p>
      <text:p text:style-name="P6">Ash(smiles) : "sweet sweet.."</text:p>
      <text:p text:style-name="P6">Brock(sigh) : "alright,(Misty brusts into laughter) i'm not cooking (Ash laughs),who has cooked?"</text:p>
      <text:p text:style-name="P6">Ash(smile) : "yours truely,enjoy youself(goes to get the</text:p>
      <text:p text:style-name="P6">dishes)..<text:span text:style-name="T31">but(turns around,frown)..Viol will be informed that the dinner today has been suspiciously lkept intact in freedge(Misty uncontrollbaly laughs,Brock laughs shaking his head)</text:span>"</text:p>
      <text:p text:style-name="P6">Brock(laugh) : "Misty,all your 4 years only just this last few minutes has completely erased away as if it truely was an illusion"</text:p>
      <text:p text:style-name="P6">Misty(giggle) : "exactly Brock,i've not laughed like this for years..thanks to you and thanks to my beau(blush,smile)"</text:p>
      <text:p text:style-name="P6">Brock(laugh) : "already poems are flowing all around"</text:p>
      <text:p text:style-name="P6">Misty(blush,giggle) : "couldn't desist"</text:p>
      <text:p text:style-name="P6"><text:soft-page-break/>Brock(smile) : "Misty,i'm very sorry that i pressed him like that this morning,but i can see he has just brushed everything off as well"</text:p>
      <text:p text:style-name="P7">Misty(smile) : "no i can't mind anymore as i also saw the conclusion,which he repeats to just about everyone at home and Lab and now they are self recognizing his word<text:span text:style-name="T32">s </text:span>only to avoid his verbal smacking like you just did,gave Trace a real scare in the morning only to make him say by himself exactly these but yours were far easier as i am here<text:span text:style-name="T32">(both laughs)</text:span>,being with in these 30 hours or so i have had like every e<text:span text:style-name="T32">m</text:span>otion possible and he gave me this ring as <text:span text:style-name="T33">you know bought from Cerulian hallucinating an angry mob yesterday while going to apologize to all(both laugh)</text:span>,<text:span text:style-name="T34">you know </text:span>Brock it just <text:span text:style-name="T34">truely </text:span>fe<text:span text:style-name="T34">els</text:span> i've been married to him eternally..and I can't believe it was so easy to say this exact word,but with him it's just has become too natural that you don't have any second thoughts at all..i can't believe my luck either Brock...even 10 days ago at this very moment where i was and today where i'm today...it's better than every dream i've ever had(blush,giggle)"</text:p>
      <text:p text:style-name="P8">Brock(smile) : "<text:span text:style-name="T35">very true Misty,you know Viol ate me up as soon as she heard with could feed this brat to her(both laugh) and then Dave and see already is nicknamed..”</text:span></text:p>
      <text:p text:style-name="P10">Misty(smile) : “yeah,told me at night,and you saw Dave and Zara it’s just..just heaven for me really(Misty smiles kissing her ring,Brock smiles as well)..”</text:p>
      <text:p text:style-name="P11">Brock(smile) : “yeah,you’re back to you normal Gyaradosy self so we’re so relieved(both laugh)..<text:span text:style-name="T36">yeah,the 6150 with Dave and Zara and then all that,even eavesdropped Viol’s profession by Lance’s daughter Ruth(both laugh)..can’t live or work without his family Dave pointed out so aptly and this rhyme itself tells how we feel and me too specially(both laugh)..i just can't believe he with such reputation and antics would just brush it of like a dust particle in a matter of a day and then give us a little bro and sis-in-law literal again(both laugh) and atleast in profession who they are the persons will take a bit of time to get adjusted to our naivety atleast(both laugh) and then this expansion empowerment and Dave too will stay,man this pest it truely seems were laughing whole time at us(both laugh)"</text:span></text:p>
      <text:p text:style-name="P9">Misty(smile) : "<text:span text:style-name="T37">yeah,got me out of depression that day at gym then broke-in(both laugh),so happy i’m finally from here 19 years back almost 20 now my sweet idiot Ash has finally married me(both laugh and smile)..</text:span>but(concerned) he has taken a big toll himself mentally you know..<text:span text:style-name="T37">thus too happy today and so impatient wants to make-up all 19 years at this moment itself..</text:span>his sweetness just allows him to express even his grievance in a way that will make those who doesn't like him to absolutely adore him"</text:p>
      <text:p text:style-name="P6">Brock(smile) : "absolutely,Misty,<text:span text:style-name="T37">he is just too happy and his brats unfortunately will grip me and infinitely more upon you they’ll loom now(both laugh) but </text:span>you two are just as he said always was is and will be together,but yeah take good care of him and he does need you more than the rest <text:span text:style-name="T38">cause of you know what(both laugh)</text:span>,Trace was smacked because Ash just don't want to let you leave him for a moment right?</text:p>
      <text:p text:style-name="P6">Misty(smile,blush) : "absolutely<text:span text:style-name="T39">(Brock laughs)</text:span>,but could you believe Brock that the Ash we saw and my <text:span text:style-name="T39">real</text:span> heart-throb since the first sight when i was <text:span text:style-name="T39">16</text:span> and now i'm <text:span text:style-name="T39">35</text:span>..all 1<text:span text:style-name="T39">9</text:span> years so much happening with all 3 of us,this is the biggest evolution really and he's an once only living legend <text:span text:style-name="T40">but as a Gengar sadly(both laugh)</text:span>"</text:p>
      <text:p text:style-name="P6">Brock<text:span text:style-name="T41">(laugh)</text:span> : "absolute <text:span text:style-name="T41">Gengar </text:span>in all respect<text:span text:style-name="T41">s</text:span> indeed<text:span text:style-name="T41">(both laugh)</text:span> and yeah that Ash and this same thing but may be way sweeter now always fooling around and not wanting ever to stop and just wanting to be with you all the time.</text:p>
      <text:p text:style-name="P6">Misty(smile,Blush) : "yup, that's my Ash!"</text:p>
      <text:p text:style-name="P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2T17:09:43.928394524</meta:creation-date>
    <meta:editing-cycles>61</meta:editing-cycles>
    <meta:editing-duration>PT51M48S</meta:editing-duration>
    <dc:date>2018-10-02T18:09:50.662124233</dc:date>
    <meta:generator>LibreOffice/5.1.6.2$Linux_X86_64 LibreOffice_project/10m0$Build-2</meta:generator>
    <meta:document-statistic meta:table-count="0" meta:image-count="0" meta:object-count="0" meta:page-count="4" meta:paragraph-count="88" meta:word-count="2314" meta:character-count="14349" meta:non-whitespace-character-count="12123"/>
  </office:meta>
</office:document-meta>
</file>